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mfortaa" svg:font-family="Comforta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8.39pt"/>
    </style:style>
    <style:style style:name="co3" style:family="table-column">
      <style:table-column-properties fo:break-before="auto" style:column-width="95.19pt"/>
    </style:style>
    <style:style style:name="co4" style:family="table-column">
      <style:table-column-properties fo:break-before="auto" style:column-width="96.04pt"/>
    </style:style>
    <style:style style:name="co5" style:family="table-column">
      <style:table-column-properties fo:break-before="auto" style:column-width="111.09pt"/>
    </style:style>
    <style:style style:name="co6" style:family="table-column">
      <style:table-column-properties fo:break-before="auto" style:column-width="97.65pt"/>
    </style:style>
    <style:style style:name="co7" style:family="table-column">
      <style:table-column-properties fo:break-before="auto" style:column-width="114.2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xercicio1">
      <style:table-properties table:display="true" style:writing-mode="lr-tb"/>
    </style:style>
    <style:style style:name="ta2" style:family="table" style:master-page-name="PageStyle_5f_Exercicio2">
      <style:table-properties table:display="true" style:writing-mode="lr-tb"/>
    </style:style>
    <style:style style:name="ce1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2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omfortaa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3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4" style:family="table-cell" style:parent-style-name="Default">
      <style:table-cell-properties fo:background-color="#0c0c0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omfortaa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5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omfortaa" fo:font-size="11pt" fo:font-style="normal" fo:text-shadow="none" style:text-underline-style="none" fo:font-weight="bold" style:font-size-asian="11pt" style:font-style-asian="normal" style:font-weight-asian="bold" style:font-name-complex="Comfortaa" style:font-size-complex="11pt" style:font-style-complex="normal" style:font-weight-complex="bold"/>
    </style:style>
    <style:style style:name="ce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1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d96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ercic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7" office:value-type="string" calcext:value-type="string" table:number-columns-spanned="3" table:number-rows-spanned="1">
            <text:p>METODO DE GAUSS-JACOBI</text:p>
          </table:table-cell>
          <table:covered-table-cell table:style-name="ce9"/>
          <table:covered-table-cell table:style-name="ce10"/>
          <table:table-cell table:style-name="ce11"/>
          <table:table-cell table:number-columns-repeated="1019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k</text:p>
          </table:table-cell>
          <table:table-cell table:style-name="ce2" office:value-type="string" calcext:value-type="string">
            <text:p>Yk</text:p>
          </table:table-cell>
          <table:table-cell table:style-name="ce2" office:value-type="string" calcext:value-type="string">
            <text:p>Zk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office:value-type="float" office:value="5.1" calcext:value-type="float">
            <text:p>5.1</text:p>
          </table:table-cell>
          <table:table-cell table:style-name="ce8" office:value-type="float" office:value="-1.5" calcext:value-type="float">
            <text:p>-1.5</text:p>
          </table:table-cell>
          <table:table-cell table:style-name="ce8" office:value-type="float" office:value="2.3" calcext:value-type="float">
            <text:p>2.3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table:formula="of:=(59-2*[.C3]-3*[.D3])/9" office:value-type="float" office:value="6.12222222222222" calcext:value-type="float">
            <text:p>6.12222222222222</text:p>
          </table:table-cell>
          <table:table-cell table:style-name="ce8" table:formula="of:=(1-2*[.B3]+[.D3])/4" office:value-type="float" office:value="-1.725" calcext:value-type="float">
            <text:p>-1.725</text:p>
          </table:table-cell>
          <table:table-cell table:style-name="ce8" table:formula="of:=(67-3*[.B3]+2*[.C3])/15" office:value-type="float" office:value="3.24666666666667" calcext:value-type="float">
            <text:p>3.24666666666667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table:formula="of:=(59-2*[.C4]-3*[.D4])/9" office:value-type="float" office:value="5.85666666666667" calcext:value-type="float">
            <text:p>5.85666666666667</text:p>
          </table:table-cell>
          <table:table-cell table:style-name="ce8" table:formula="of:=(1-2*[.B4]+[.D4])/4" office:value-type="float" office:value="-1.99944444444444" calcext:value-type="float">
            <text:p>-1.99944444444444</text:p>
          </table:table-cell>
          <table:table-cell table:style-name="ce8" table:formula="of:=(67-3*[.B4]+2*[.C4])/15" office:value-type="float" office:value="3.01222222222222" calcext:value-type="float">
            <text:p>3.01222222222222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table:formula="of:=(59-2*[.C5]-3*[.D5])/9" office:value-type="float" office:value="5.9958024691358" calcext:value-type="float">
            <text:p>5.9958024691358</text:p>
          </table:table-cell>
          <table:table-cell table:style-name="ce8" table:formula="of:=(1-2*[.B5]+[.D5])/4" office:value-type="float" office:value="-1.92527777777778" calcext:value-type="float">
            <text:p>-1.92527777777778</text:p>
          </table:table-cell>
          <table:table-cell table:style-name="ce8" table:formula="of:=(67-3*[.B5]+2*[.C5])/15" office:value-type="float" office:value="3.02874074074074" calcext:value-type="float">
            <text:p>3.02874074074074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5" table:number-rows-spanned="1">
            <text:p>VALOR APROXIMADO</text:p>
          </table:table-cell>
          <table:covered-table-cell table:number-columns-repeated="3" table:style-name="ce9"/>
          <table:covered-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dx</text:p>
          </table:table-cell>
          <table:table-cell table:style-name="ce2" office:value-type="string" calcext:value-type="string">
            <text:p>dy</text:p>
          </table:table-cell>
          <table:table-cell table:style-name="ce2" office:value-type="string" calcext:value-type="string">
            <text:p>dz</text:p>
          </table:table-cell>
          <table:table-cell table:style-name="ce2" office:value-type="string" calcext:value-type="string">
            <text:p>E=0,03</text:p>
          </table:table-cell>
          <table:table-cell table:number-columns-repeated="101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8" table:formula="of:=[.B4]-[.B3]" office:value-type="float" office:value="1.022222222" calcext:value-type="float">
            <text:p>1.022222222</text:p>
          </table:table-cell>
          <table:table-cell table:style-name="ce8" table:formula="of:=PRODUCT([.C4]-[.C3];-1)" office:value-type="float" office:value="0.225" calcext:value-type="float">
            <text:p>0.225</text:p>
          </table:table-cell>
          <table:table-cell table:style-name="ce8" table:formula="of:=[.D4]-[.D3]" office:value-type="float" office:value="0.9466666667" calcext:value-type="float">
            <text:p>0.9466666667</text:p>
          </table:table-cell>
          <table:table-cell table:style-name="ce8" table:formula="of:=MAX(ABS([.B9]);ABS([.C9]);ABS([.D9]))/MAX(ABS([.B4]);ABS([.C4]);ABS([.D4]))" office:value-type="float" office:value="0.166969146969147" calcext:value-type="float">
            <text:p>0.166969146969147</text:p>
          </table:table-cell>
          <table:table-cell table:number-columns-repeated="101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8" table:formula="of:=PRODUCT([.B5]-[.B4];-1)" office:value-type="float" office:value="0.265555555555556" calcext:value-type="float">
            <text:p>0.265555555555556</text:p>
          </table:table-cell>
          <table:table-cell table:style-name="ce8" table:formula="of:=PRODUCT([.C5]-[.C4];-1)" office:value-type="float" office:value="0.274444444444445" calcext:value-type="float">
            <text:p>0.274444444444445</text:p>
          </table:table-cell>
          <table:table-cell table:style-name="ce8" table:formula="of:=PRODUCT([.D5]-[.D4];-1)" office:value-type="float" office:value="0.234444444444445" calcext:value-type="float">
            <text:p>0.234444444444445</text:p>
          </table:table-cell>
          <table:table-cell table:style-name="ce8" table:formula="of:=MAX(ABS([.B10]);ABS([.C10]);ABS([.D10]))/MAX(ABS([.B5]);ABS([.C5]);ABS([.D5]))" office:value-type="float" office:value="0.046860178334282" calcext:value-type="float">
            <text:p>0.046860178334282</text:p>
          </table:table-cell>
          <table:table-cell table:number-columns-repeated="101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table:formula="of:=PRODUCT([.B6]-[.B5];-1)" office:value-type="float" office:value="-0.139135802469136" calcext:value-type="float">
            <text:p>-0.139135802469136</text:p>
          </table:table-cell>
          <table:table-cell table:style-name="ce6" table:formula="of:=PRODUCT([.C6]-[.C5];-1)" office:value-type="float" office:value="-0.0741666666666669" calcext:value-type="float">
            <text:p>-0.074166666666667</text:p>
          </table:table-cell>
          <table:table-cell table:style-name="ce6" table:formula="of:=PRODUCT([.D6]-[.D5];-1)" office:value-type="float" office:value="-0.0165185185185184" calcext:value-type="float">
            <text:p>-0.016518518518518</text:p>
          </table:table-cell>
          <table:table-cell table:style-name="ce6" table:formula="of:=MAX(ABS([.B11]);ABS([.C11]);ABS([.D11]))/MAX(ABS([.B6]);ABS([.C6]);ABS([.D6]))" office:value-type="float" office:value="0.0232055347362353" calcext:value-type="float">
            <text:p>0.023205534736235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7" office:value-type="string" calcext:value-type="string" table:number-columns-spanned="3" table:number-rows-spanned="1">
            <text:p>METODO DE GAUSS-JACOBI</text:p>
          </table:table-cell>
          <table:covered-table-cell table:style-name="ce9"/>
          <table:covered-table-cell table:style-name="ce10"/>
          <table:table-cell table:style-name="ce11"/>
          <table:table-cell table:number-columns-repeated="1019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k</text:p>
          </table:table-cell>
          <table:table-cell table:style-name="ce2" office:value-type="string" calcext:value-type="string">
            <text:p>Yk</text:p>
          </table:table-cell>
          <table:table-cell table:style-name="ce2" office:value-type="string" calcext:value-type="string">
            <text:p>Zk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office:value-type="float" office:value="1.03" calcext:value-type="float">
            <text:p>1.03</text:p>
          </table:table-cell>
          <table:table-cell table:style-name="ce8" office:value-type="float" office:value="2.05" calcext:value-type="float">
            <text:p>2.05</text:p>
          </table:table-cell>
          <table:table-cell table:style-name="ce8" office:value-type="float" office:value="0.09" calcext:value-type="float">
            <text:p>0.09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table:formula="of:=(14-2*[.C16]-[.D16])/10" office:value-type="float" office:value="0.981" calcext:value-type="float">
            <text:p>0.981</text:p>
          </table:table-cell>
          <table:table-cell table:style-name="ce8" table:formula="of:=(11-[.B16]-[.D16])/5" office:value-type="float" office:value="1.976" calcext:value-type="float">
            <text:p>1.976</text:p>
          </table:table-cell>
          <table:table-cell table:style-name="ce8" table:formula="of:=(8-2*[.B16]-3*[.C16])/10" office:value-type="float" office:value="-0.021" calcext:value-type="float">
            <text:p>-0.021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table:formula="of:=(14-2*[.C17]-[.D17])/10" office:value-type="float" office:value="1.0069" calcext:value-type="float">
            <text:p>1.0069</text:p>
          </table:table-cell>
          <table:table-cell table:style-name="ce8" table:formula="of:=(11-[.B17]-[.D17])/5" office:value-type="float" office:value="2.008" calcext:value-type="float">
            <text:p>2.008</text:p>
          </table:table-cell>
          <table:table-cell table:style-name="ce8" table:formula="of:=(8-2*[.B17]-3*[.C17])/10" office:value-type="float" office:value="0.0109999999999999" calcext:value-type="float">
            <text:p>0.011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table:formula="of:=(14-2*[.C18]-[.D18])/10" office:value-type="float" office:value="0.9973" calcext:value-type="float">
            <text:p>0.9973</text:p>
          </table:table-cell>
          <table:table-cell table:style-name="ce8" table:formula="of:=(11-[.B18]-[.D18])/5" office:value-type="float" office:value="1.99642" calcext:value-type="float">
            <text:p>1.99642</text:p>
          </table:table-cell>
          <table:table-cell table:style-name="ce8" table:formula="of:=(8-2*[.B18]-3*[.C18])/10" office:value-type="float" office:value="-0.00377999999999998" calcext:value-type="float">
            <text:p>-0.00378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5" table:number-rows-spanned="1">
            <text:p>VALOR APROXIMADO</text:p>
          </table:table-cell>
          <table:covered-table-cell table:number-columns-repeated="3" table:style-name="ce9"/>
          <table:covered-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dx</text:p>
          </table:table-cell>
          <table:table-cell table:style-name="ce2" office:value-type="string" calcext:value-type="string">
            <text:p>dy</text:p>
          </table:table-cell>
          <table:table-cell table:style-name="ce2" office:value-type="string" calcext:value-type="string">
            <text:p>dz</text:p>
          </table:table-cell>
          <table:table-cell table:style-name="ce2" office:value-type="string" calcext:value-type="string">
            <text:p>E=0,01</text:p>
          </table:table-cell>
          <table:table-cell table:number-columns-repeated="101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8" table:formula="of:=[.B17]-[.B16]" office:value-type="float" office:value="-0.049" calcext:value-type="float">
            <text:p>-0.049</text:p>
          </table:table-cell>
          <table:table-cell table:style-name="ce8" table:formula="of:=PRODUCT([.C17]-[.C16];-1)" office:value-type="float" office:value="0.074" calcext:value-type="float">
            <text:p>0.074</text:p>
          </table:table-cell>
          <table:table-cell table:style-name="ce8" table:formula="of:=[.D17]-[.D16]" office:value-type="float" office:value="-0.111" calcext:value-type="float">
            <text:p>-0.111</text:p>
          </table:table-cell>
          <table:table-cell table:style-name="ce8" table:formula="of:=MAX(ABS([.B22]);ABS([.C22]);ABS([.D22]))/MAX(ABS([.B17]);ABS([.C17]);ABS([.D17]))" office:value-type="float" office:value="0.0561740890688259" calcext:value-type="float">
            <text:p>0.056174089068826</text:p>
          </table:table-cell>
          <table:table-cell table:number-columns-repeated="101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8" table:formula="of:=PRODUCT([.B18]-[.B17];-1)" office:value-type="float" office:value="-0.0259" calcext:value-type="float">
            <text:p>-0.0259</text:p>
          </table:table-cell>
          <table:table-cell table:style-name="ce8" table:formula="of:=PRODUCT([.C18]-[.C17];-1)" office:value-type="float" office:value="-0.0319999999999998" calcext:value-type="float">
            <text:p>-0.032</text:p>
          </table:table-cell>
          <table:table-cell table:style-name="ce8" table:formula="of:=PRODUCT([.D18]-[.D17];-1)" office:value-type="float" office:value="-0.0319999999999999" calcext:value-type="float">
            <text:p>-0.032</text:p>
          </table:table-cell>
          <table:table-cell table:style-name="ce8" table:formula="of:=MAX(ABS([.B23]);ABS([.C23]);ABS([.D23]))/MAX(ABS([.B18]);ABS([.C18]);ABS([.D18]))" office:value-type="float" office:value="0.0159362549800797" calcext:value-type="float">
            <text:p>0.01593625498008</text:p>
          </table:table-cell>
          <table:table-cell table:number-columns-repeated="101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table:formula="of:=PRODUCT([.B19]-[.B18];-1)" office:value-type="float" office:value="0.00960000000000005" calcext:value-type="float">
            <text:p>0.0096</text:p>
          </table:table-cell>
          <table:table-cell table:style-name="ce6" table:formula="of:=PRODUCT([.C19]-[.C18];-1)" office:value-type="float" office:value="0.0115799999999999" calcext:value-type="float">
            <text:p>0.01158</text:p>
          </table:table-cell>
          <table:table-cell table:style-name="ce6" table:formula="of:=PRODUCT([.D19]-[.D18];-1)" office:value-type="float" office:value="0.0147799999999999" calcext:value-type="float">
            <text:p>0.01478</text:p>
          </table:table-cell>
          <table:table-cell table:style-name="ce6" table:formula="of:=MAX(ABS([.B24]);ABS([.C24]);ABS([.D24]))/MAX(ABS([.B19]);ABS([.C19]);ABS([.D19]))" office:value-type="float" office:value="0.00740325182075912" calcext:value-type="float">
            <text:p>0.007403251820759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7" office:value-type="string" calcext:value-type="string" table:number-columns-spanned="3" table:number-rows-spanned="1">
            <text:p>METODO DE GAUSS-JACOBI</text:p>
          </table:table-cell>
          <table:covered-table-cell table:style-name="ce9"/>
          <table:covered-table-cell table:style-name="ce10"/>
          <table:table-cell table:style-name="ce11"/>
          <table:table-cell table:number-columns-repeated="1019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k</text:p>
          </table:table-cell>
          <table:table-cell table:style-name="ce2" office:value-type="string" calcext:value-type="string">
            <text:p>Yk</text:p>
          </table:table-cell>
          <table:table-cell table:style-name="ce2"/>
          <table:table-cell table:style-name="ce11"/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/>
          <table:table-cell table:style-name="ce11"/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table:formula="of:=(3-[.C29])/1" office:value-type="float" office:value="3" calcext:value-type="float">
            <text:p>3</text:p>
          </table:table-cell>
          <table:table-cell table:style-name="ce8" table:formula="of:=(-3-[.B29])/-3" office:value-type="float" office:value="1" calcext:value-type="float">
            <text:p>1</text:p>
          </table:table-cell>
          <table:table-cell table:style-name="ce8"/>
          <table:table-cell table:style-name="ce11"/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table:formula="of:=(3-[.C30])/1" office:value-type="float" office:value="2" calcext:value-type="float">
            <text:p>2</text:p>
          </table:table-cell>
          <table:table-cell table:style-name="ce8" table:formula="of:=(-3-[.B30])/-3" office:value-type="float" office:value="2" calcext:value-type="float">
            <text:p>2</text:p>
          </table:table-cell>
          <table:table-cell table:style-name="ce8"/>
          <table:table-cell table:style-name="ce11"/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table:formula="of:=(3-[.C31])/1" office:value-type="float" office:value="1" calcext:value-type="float">
            <text:p>1</text:p>
          </table:table-cell>
          <table:table-cell table:style-name="ce8" table:formula="of:=(-3-[.B31])/-3" office:value-type="float" office:value="1.66666666666667" calcext:value-type="float">
            <text:p>1.66666666666667</text:p>
          </table:table-cell>
          <table:table-cell table:style-name="ce8"/>
          <table:table-cell table:style-name="ce11"/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table:formula="of:=(3-[.C32])/1" office:value-type="float" office:value="1.33333333333333" calcext:value-type="float">
            <text:p>1.33333333333333</text:p>
          </table:table-cell>
          <table:table-cell table:style-name="ce8" table:formula="of:=(-3-[.B32])/-3" office:value-type="float" office:value="1.33333333333333" calcext:value-type="float">
            <text:p>1.33333333333333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5" table:number-rows-spanned="1">
            <text:p>VALOR APROXIMADO</text:p>
          </table:table-cell>
          <table:covered-table-cell table:number-columns-repeated="3" table:style-name="ce9"/>
          <table:covered-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dx</text:p>
          </table:table-cell>
          <table:table-cell table:style-name="ce2" office:value-type="string" calcext:value-type="string">
            <text:p>dy</text:p>
          </table:table-cell>
          <table:table-cell table:style-name="ce2"/>
          <table:table-cell table:style-name="ce2" office:value-type="string" calcext:value-type="string">
            <text:p>E=0,5</text:p>
          </table:table-cell>
          <table:table-cell table:number-columns-repeated="101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8" table:formula="of:=[.B30]-[.B29]" office:value-type="float" office:value="3" calcext:value-type="float">
            <text:p>3</text:p>
          </table:table-cell>
          <table:table-cell table:style-name="ce8" table:formula="of:=PRODUCT([.C30]-[.C29];-1)" office:value-type="float" office:value="-1" calcext:value-type="float">
            <text:p>-1</text:p>
          </table:table-cell>
          <table:table-cell table:style-name="ce8"/>
          <table:table-cell table:style-name="ce8" table:formula="of:=MAX(ABS([.B36]);ABS([.C36]);ABS([.D36]))/MAX(ABS([.B30]);ABS([.C30]);ABS([.D30])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8" table:formula="of:=[.B31]-[.B30]" office:value-type="float" office:value="-1" calcext:value-type="float">
            <text:p>-1</text:p>
          </table:table-cell>
          <table:table-cell table:style-name="ce8" table:formula="of:=PRODUCT([.C31]-[.C30];-1)" office:value-type="float" office:value="-1" calcext:value-type="float">
            <text:p>-1</text:p>
          </table:table-cell>
          <table:table-cell table:style-name="ce8"/>
          <table:table-cell table:style-name="ce8" table:formula="of:=MAX(ABS([.B37]);ABS([.C37]);ABS([.D37]))/MAX(ABS([.B31]);ABS([.C31]);ABS([.D31]))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8" table:formula="of:=[.B32]-[.B31]" office:value-type="float" office:value="-1" calcext:value-type="float">
            <text:p>-1</text:p>
          </table:table-cell>
          <table:table-cell table:style-name="ce8" table:formula="of:=PRODUCT([.C32]-[.C31];-1)" office:value-type="float" office:value="0.333333333333333" calcext:value-type="float">
            <text:p>0.333333333333333</text:p>
          </table:table-cell>
          <table:table-cell table:style-name="ce8"/>
          <table:table-cell table:style-name="ce8" table:formula="of:=MAX(ABS([.B38]);ABS([.C38]);ABS([.D38]))/MAX(ABS([.B32]);ABS([.C32]);ABS([.D32]))"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table:formula="of:=[.B33]-[.B32]" office:value-type="float" office:value="0.333333333333333" calcext:value-type="float">
            <text:p>0.333333333333333</text:p>
          </table:table-cell>
          <table:table-cell table:style-name="ce6" table:formula="of:=PRODUCT([.C33]-[.C32];-1)" office:value-type="float" office:value="0.333333333333333" calcext:value-type="float">
            <text:p>0.333333333333333</text:p>
          </table:table-cell>
          <table:table-cell table:style-name="ce6"/>
          <table:table-cell table:style-name="ce6" table:formula="of:=MAX(ABS([.B39]);ABS([.C39]);ABS([.D39]))/MAX(ABS([.B33]);ABS([.C33]);ABS([.D33]))" office:value-type="float" office:value="0.25" calcext:value-type="float">
            <text:p>0.25</text:p>
          </table:table-cell>
          <table:table-cell table:number-columns-repeated="1019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ercicio2" table:style-name="ta2"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9" table:default-cell-style-name="Default"/>
        <table:table-row table:style-name="ro1">
          <table:table-cell table:style-name="ce12" office:value-type="string" calcext:value-type="string">
            <text:p>A</text:p>
          </table:table-cell>
          <table:table-cell table:style-name="ce16" office:value-type="string" calcext:value-type="string" table:number-columns-spanned="3" table:number-rows-spanned="1">
            <text:p>METODO DE GAUSS-SEIDEL</text:p>
          </table:table-cell>
          <table:covered-table-cell table:style-name="ce9"/>
          <table:covered-table-cell table:style-name="ce10"/>
          <table:table-cell table:number-columns-repeated="1020"/>
        </table:table-row>
        <table:table-row table:style-name="ro1">
          <table:table-cell table:style-name="ce13" office:value-type="string" calcext:value-type="string">
            <text:p>k</text:p>
          </table:table-cell>
          <table:table-cell table:style-name="ce13" office:value-type="string" calcext:value-type="string">
            <text:p>Xk</text:p>
          </table:table-cell>
          <table:table-cell table:style-name="ce13" office:value-type="string" calcext:value-type="string">
            <text:p>Yk</text:p>
          </table:table-cell>
          <table:table-cell table:style-name="ce13" office:value-type="string" calcext:value-type="string">
            <text:p>Zk</text:p>
          </table:table-cell>
          <table:table-cell table:number-columns-repeated="1020"/>
        </table:table-row>
        <table:table-row table:style-name="ro1">
          <table:table-cell table:style-name="ce14" office:value-type="float" office:value="0" calcext:value-type="float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7" table:formula="of:=(5-[.C3]-[.D3])/5" office:value-type="float" office:value="1" calcext:value-type="float">
            <text:p>1</text:p>
          </table:table-cell>
          <table:table-cell table:style-name="ce17" table:formula="of:=(6-3*[.B4]-[.D3])/4" office:value-type="float" office:value="0.75" calcext:value-type="float">
            <text:p>0.75</text:p>
          </table:table-cell>
          <table:table-cell table:style-name="ce17" table:formula="of:=(-3*[.B4]-3*[.C4])/6" office:value-type="float" office:value="-0.875" calcext:value-type="float">
            <text:p>-0.875</text:p>
          </table:table-cell>
          <table:table-cell table:number-columns-repeated="1020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7" table:formula="of:=(5-[.C4]-[.D4])/5" office:value-type="float" office:value="1.025" calcext:value-type="float">
            <text:p>1.025</text:p>
          </table:table-cell>
          <table:table-cell table:style-name="ce17" table:formula="of:=(6-3*[.B5]-[.D4])/4" office:value-type="float" office:value="0.95" calcext:value-type="float">
            <text:p>0.95</text:p>
          </table:table-cell>
          <table:table-cell table:style-name="ce17" table:formula="of:=(-3*[.B5]-3*[.C5])/6" office:value-type="float" office:value="-0.9875" calcext:value-type="float">
            <text:p>-0.9875</text:p>
          </table:table-cell>
          <table:table-cell table:number-columns-repeated="1020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8" table:formula="of:=(5-[.C5]-[.D5])/5" office:value-type="float" office:value="1.0075" calcext:value-type="float">
            <text:p>1.0075</text:p>
          </table:table-cell>
          <table:table-cell table:style-name="ce18" table:formula="of:=(6-3*[.B6]-[.D5])/4" office:value-type="float" office:value="0.99125" calcext:value-type="float">
            <text:p>0.99125</text:p>
          </table:table-cell>
          <table:table-cell table:style-name="ce18" table:formula="of:=(-3*[.B6]-3*[.C6])/6" office:value-type="float" office:value="-0.999375" calcext:value-type="float">
            <text:p>-0.999375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5" table:number-rows-spanned="1">
            <text:p>VALOR APROXIMADO</text:p>
          </table:table-cell>
          <table:covered-table-cell table:number-columns-repeated="3" table:style-name="ce9"/>
          <table:covered-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dx</text:p>
          </table:table-cell>
          <table:table-cell table:style-name="ce2" office:value-type="string" calcext:value-type="string">
            <text:p>dy</text:p>
          </table:table-cell>
          <table:table-cell table:style-name="ce2" office:value-type="string" calcext:value-type="string">
            <text:p>dz</text:p>
          </table:table-cell>
          <table:table-cell table:style-name="ce2" office:value-type="string" calcext:value-type="string">
            <text:p>E=0,05</text:p>
          </table:table-cell>
          <table:table-cell table:number-columns-repeated="101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8" table:formula="of:=PRODUCT([.B4]-[.B3];-1)" office:value-type="float" office:value="-1" calcext:value-type="float">
            <text:p>-1</text:p>
          </table:table-cell>
          <table:table-cell table:style-name="ce8" table:formula="of:=PRODUCT([.C4]-[.C3];-1)" office:value-type="float" office:value="-0.75" calcext:value-type="float">
            <text:p>-0.75</text:p>
          </table:table-cell>
          <table:table-cell table:style-name="ce8" table:formula="of:=PRODUCT([.D4]-[.D3];-1)" office:value-type="float" office:value="0.875" calcext:value-type="float">
            <text:p>0.875</text:p>
          </table:table-cell>
          <table:table-cell table:style-name="ce19" table:formula="of:=MAX(ABS([.B9]);ABS([.C9]);ABS([.D9]))/MAX(ABS([.B4]);ABS([.C4]);ABS([.D4])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8" table:formula="of:=PRODUCT([.B5]-[.B4];-1)" office:value-type="float" office:value="-0.0249999999999999" calcext:value-type="float">
            <text:p>-0.025</text:p>
          </table:table-cell>
          <table:table-cell table:style-name="ce8" table:formula="of:=PRODUCT([.C5]-[.C4];-1)" office:value-type="float" office:value="-0.2" calcext:value-type="float">
            <text:p>-0.2</text:p>
          </table:table-cell>
          <table:table-cell table:style-name="ce8" table:formula="of:=PRODUCT([.D5]-[.D4];-1)" office:value-type="float" office:value="0.1125" calcext:value-type="float">
            <text:p>0.1125</text:p>
          </table:table-cell>
          <table:table-cell table:style-name="ce19" table:formula="of:=MAX(ABS([.B10]);ABS([.C10]);ABS([.D10]))/MAX(ABS([.B5]);ABS([.C5]);ABS([.D5]))" office:value-type="float" office:value="0.195121951219512" calcext:value-type="float">
            <text:p>0.195121951219512</text:p>
          </table:table-cell>
          <table:table-cell table:number-columns-repeated="101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table:formula="of:=PRODUCT([.B6]-[.B5];-1)" office:value-type="float" office:value="0.0175000000000001" calcext:value-type="float">
            <text:p>0.0175</text:p>
          </table:table-cell>
          <table:table-cell table:style-name="ce6" table:formula="of:=PRODUCT([.C6]-[.C5];-1)" office:value-type="float" office:value="-0.04125" calcext:value-type="float">
            <text:p>-0.04125</text:p>
          </table:table-cell>
          <table:table-cell table:style-name="ce6" table:formula="of:=PRODUCT([.D6]-[.D5];-1)" office:value-type="float" office:value="0.0118750000000001" calcext:value-type="float">
            <text:p>0.011875</text:p>
          </table:table-cell>
          <table:table-cell table:style-name="ce20" table:formula="of:=MAX(ABS([.B11]);ABS([.C11]);ABS([.D11]))/MAX(ABS([.B6]);ABS([.C6]);ABS([.D6]))" office:value-type="float" office:value="0.0409429280397023" calcext:value-type="float">
            <text:p>0.040942928039702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2" office:value-type="string" calcext:value-type="string">
            <text:p>B</text:p>
          </table:table-cell>
          <table:table-cell table:style-name="ce16" office:value-type="string" calcext:value-type="string" table:number-columns-spanned="3" table:number-rows-spanned="1">
            <text:p>METODO DE GAUSS-SEIDEL</text:p>
          </table:table-cell>
          <table:covered-table-cell table:style-name="ce9"/>
          <table:covered-table-cell table:style-name="ce10"/>
          <table:table-cell table:number-columns-repeated="1020"/>
        </table:table-row>
        <table:table-row table:style-name="ro1">
          <table:table-cell table:style-name="ce13" office:value-type="string" calcext:value-type="string">
            <text:p>k</text:p>
          </table:table-cell>
          <table:table-cell table:style-name="ce13" office:value-type="string" calcext:value-type="string">
            <text:p>Xk</text:p>
          </table:table-cell>
          <table:table-cell table:style-name="ce13" office:value-type="string" calcext:value-type="string">
            <text:p>Yk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7" table:formula="of:=(-3-2*[.C15])/5" office:value-type="float" office:value="-0.6" calcext:value-type="float">
            <text:p>-0.6</text:p>
          </table:table-cell>
          <table:table-cell table:style-name="ce17" table:formula="of:=(2-[.B16])/3" office:value-type="float" office:value="0.866666666666667" calcext:value-type="float">
            <text:p>0.866666666666667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7" table:formula="of:=(-3-2*[.C16])/5" office:value-type="float" office:value="-0.946666666666667" calcext:value-type="float">
            <text:p>-0.946666666666667</text:p>
          </table:table-cell>
          <table:table-cell table:style-name="ce17" table:formula="of:=(2-[.B17])/3" office:value-type="float" office:value="0.982222222222222" calcext:value-type="float">
            <text:p>0.982222222222222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7" table:formula="of:=(-3-2*[.C17])/5" office:value-type="float" office:value="-0.992888888888889" calcext:value-type="float">
            <text:p>-0.992888888888889</text:p>
          </table:table-cell>
          <table:table-cell table:style-name="ce17" table:formula="of:=(2-[.B18])/3" office:value-type="float" office:value="0.99762962962963" calcext:value-type="float">
            <text:p>0.99762962962963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5" table:number-rows-spanned="1">
            <text:p>VALOR APROXIMADO</text:p>
          </table:table-cell>
          <table:covered-table-cell table:number-columns-repeated="3" table:style-name="ce9"/>
          <table:covered-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dx</text:p>
          </table:table-cell>
          <table:table-cell table:style-name="ce2" office:value-type="string" calcext:value-type="string">
            <text:p>dy</text:p>
          </table:table-cell>
          <table:table-cell table:style-name="ce2"/>
          <table:table-cell table:style-name="ce2" office:value-type="string" calcext:value-type="string">
            <text:p>E=0,05</text:p>
          </table:table-cell>
          <table:table-cell table:number-columns-repeated="101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8" table:formula="of:=PRODUCT([.B16]-[.B15];-1)" office:value-type="float" office:value="0.6" calcext:value-type="float">
            <text:p>0.6</text:p>
          </table:table-cell>
          <table:table-cell table:style-name="ce8" table:formula="of:=PRODUCT([.C16]-[.C15];-1)" office:value-type="float" office:value="-0.866666666666667" calcext:value-type="float">
            <text:p>-0.866666666666667</text:p>
          </table:table-cell>
          <table:table-cell table:style-name="ce8"/>
          <table:table-cell table:style-name="ce19" table:formula="of:=MAX(ABS([.B21]);ABS([.C21]);ABS([.D21]))/MAX(ABS([.B16]);ABS([.C16]);ABS([.D16])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8" table:formula="of:=PRODUCT([.B17]-[.B16];-1)" office:value-type="float" office:value="0.346666666666667" calcext:value-type="float">
            <text:p>0.346666666666667</text:p>
          </table:table-cell>
          <table:table-cell table:style-name="ce8" table:formula="of:=PRODUCT([.C17]-[.C16];-1)" office:value-type="float" office:value="-0.115555555555556" calcext:value-type="float">
            <text:p>-0.115555555555556</text:p>
          </table:table-cell>
          <table:table-cell table:style-name="ce8"/>
          <table:table-cell table:style-name="ce19" table:formula="of:=MAX(ABS([.B22]);ABS([.C22]);ABS([.D22]))/MAX(ABS([.B17]);ABS([.C17]);ABS([.D17]))" office:value-type="float" office:value="0.352941176470588" calcext:value-type="float">
            <text:p>0.352941176470588</text:p>
          </table:table-cell>
          <table:table-cell table:number-columns-repeated="101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table:formula="of:=PRODUCT([.B18]-[.B17];-1)" office:value-type="float" office:value="0.0462222222222222" calcext:value-type="float">
            <text:p>0.046222222222222</text:p>
          </table:table-cell>
          <table:table-cell table:style-name="ce6" table:formula="of:=PRODUCT([.C18]-[.C17];-1)" office:value-type="float" office:value="-0.0154074074074074" calcext:value-type="float">
            <text:p>-0.015407407407408</text:p>
          </table:table-cell>
          <table:table-cell table:style-name="ce6"/>
          <table:table-cell table:style-name="ce20" table:formula="of:=MAX(ABS([.B23]);ABS([.C23]);ABS([.D23]))/MAX(ABS([.B18]);ABS([.C18]);ABS([.D18]))" office:value-type="float" office:value="0.0463320463320463" calcext:value-type="float">
            <text:p>0.04633204633204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2" office:value-type="string" calcext:value-type="string">
            <text:p>C</text:p>
          </table:table-cell>
          <table:table-cell table:style-name="ce16" office:value-type="string" calcext:value-type="string" table:number-columns-spanned="3" table:number-rows-spanned="1">
            <text:p>METODO DE GAUSS-SEIDEL</text:p>
          </table:table-cell>
          <table:covered-table-cell table:style-name="ce9"/>
          <table:covered-table-cell table:style-name="ce10"/>
          <table:table-cell table:number-columns-repeated="1020"/>
        </table:table-row>
        <table:table-row table:style-name="ro1">
          <table:table-cell table:style-name="ce13" office:value-type="string" calcext:value-type="string">
            <text:p>k</text:p>
          </table:table-cell>
          <table:table-cell table:style-name="ce13" office:value-type="string" calcext:value-type="string">
            <text:p>Xk</text:p>
          </table:table-cell>
          <table:table-cell table:style-name="ce13" office:value-type="string" calcext:value-type="string">
            <text:p>Yk</text:p>
          </table:table-cell>
          <table:table-cell table:style-name="ce13" office:value-type="string" calcext:value-type="string">
            <text:p>Zk</text:p>
          </table:table-cell>
          <table:table-cell table:number-columns-repeated="1020"/>
        </table:table-row>
        <table:table-row table:style-name="ro1">
          <table:table-cell table:style-name="ce14" office:value-type="float" office:value="0" calcext:value-type="float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7" table:formula="of:=(59-2*[.C27]-3*[.D27])/9" office:value-type="float" office:value="6.55555555555556" calcext:value-type="float">
            <text:p>6.55555555555556</text:p>
          </table:table-cell>
          <table:table-cell table:style-name="ce17" table:formula="of:=(1-2*[.B28]+[.D27])/4" office:value-type="float" office:value="-3.02777777777778" calcext:value-type="float">
            <text:p>-3.02777777777778</text:p>
          </table:table-cell>
          <table:table-cell table:style-name="ce17" table:formula="of:=(67-3*[.B28]+2*[.C28])/15" office:value-type="float" office:value="2.75185185185185" calcext:value-type="float">
            <text:p>2.75185185185185</text:p>
          </table:table-cell>
          <table:table-cell table:number-columns-repeated="1020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7" table:formula="of:=(59-2*[.C28]-3*[.D28])/9" office:value-type="float" office:value="6.31111111111111" calcext:value-type="float">
            <text:p>6.31111111111111</text:p>
          </table:table-cell>
          <table:table-cell table:style-name="ce17" table:formula="of:=(1-2*[.B29]+[.D28])/4" office:value-type="float" office:value="-2.21759259259259" calcext:value-type="float">
            <text:p>-2.21759259259259</text:p>
          </table:table-cell>
          <table:table-cell table:style-name="ce17" table:formula="of:=(67-3*[.B29]+2*[.C29])/15" office:value-type="float" office:value="2.90876543209877" calcext:value-type="float">
            <text:p>2.90876543209877</text:p>
          </table:table-cell>
          <table:table-cell table:number-columns-repeated="1020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7" table:formula="of:=(59-2*[.C29]-3*[.D29])/9" office:value-type="float" office:value="6.07876543209877" calcext:value-type="float">
            <text:p>6.07876543209877</text:p>
          </table:table-cell>
          <table:table-cell table:style-name="ce17" table:formula="of:=(1-2*[.B30]+[.D29])/4" office:value-type="float" office:value="-2.06219135802469" calcext:value-type="float">
            <text:p>-2.06219135802469</text:p>
          </table:table-cell>
          <table:table-cell table:style-name="ce17" table:formula="of:=(67-3*[.B30]+2*[.C30])/15" office:value-type="float" office:value="2.97595473251029" calcext:value-type="float">
            <text:p>2.97595473251029</text:p>
          </table:table-cell>
          <table:table-cell table:number-columns-repeated="1020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7" table:formula="of:=(59-2*[.C30]-3*[.D30])/9" office:value-type="float" office:value="6.0218353909465" calcext:value-type="float">
            <text:p>6.0218353909465</text:p>
          </table:table-cell>
          <table:table-cell table:style-name="ce17" table:formula="of:=(1-2*[.B31]+[.D30])/4" office:value-type="float" office:value="-2.01692901234568" calcext:value-type="float">
            <text:p>-2.01692901234568</text:p>
          </table:table-cell>
          <table:table-cell table:style-name="ce17" table:formula="of:=(67-3*[.B31]+2*[.C31])/15" office:value-type="float" office:value="2.99337572016461" calcext:value-type="float">
            <text:p>2.9933757201646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5" table:number-rows-spanned="1">
            <text:p>VALOR APROXIMADO</text:p>
          </table:table-cell>
          <table:covered-table-cell table:number-columns-repeated="3" table:style-name="ce9"/>
          <table:covered-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dx</text:p>
          </table:table-cell>
          <table:table-cell table:style-name="ce2" office:value-type="string" calcext:value-type="string">
            <text:p>dy</text:p>
          </table:table-cell>
          <table:table-cell table:style-name="ce2" office:value-type="string" calcext:value-type="string">
            <text:p>dz</text:p>
          </table:table-cell>
          <table:table-cell table:style-name="ce2" office:value-type="string" calcext:value-type="string">
            <text:p>E=0,03</text:p>
          </table:table-cell>
          <table:table-cell table:number-columns-repeated="101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8" table:formula="of:=PRODUCT([.B28]-[.B27];-1)" office:value-type="float" office:value="-6.55555555555556" calcext:value-type="float">
            <text:p>-6.55555555555556</text:p>
          </table:table-cell>
          <table:table-cell table:style-name="ce8" table:formula="of:=PRODUCT([.C28]-[.C27];-1)" office:value-type="float" office:value="3.02777777777778" calcext:value-type="float">
            <text:p>3.02777777777778</text:p>
          </table:table-cell>
          <table:table-cell table:style-name="ce8" table:formula="of:=PRODUCT([.D28]-[.D27];-1)" office:value-type="float" office:value="-2.75185185185185" calcext:value-type="float">
            <text:p>-2.75185185185185</text:p>
          </table:table-cell>
          <table:table-cell table:style-name="ce19" table:formula="of:=MAX(ABS([.B34]);ABS([.C34]);ABS([.D34]))/MAX(ABS([.B28]);ABS([.C28]);ABS([.D28])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8" table:formula="of:=PRODUCT([.B29]-[.B28];-1)" office:value-type="float" office:value="0.244444444444444" calcext:value-type="float">
            <text:p>0.244444444444444</text:p>
          </table:table-cell>
          <table:table-cell table:style-name="ce8" table:formula="of:=PRODUCT([.C29]-[.C28];-1)" office:value-type="float" office:value="-0.810185185185185" calcext:value-type="float">
            <text:p>-0.810185185185185</text:p>
          </table:table-cell>
          <table:table-cell table:style-name="ce8" table:formula="of:=PRODUCT([.D29]-[.D28];-1)" office:value-type="float" office:value="-0.156913580246914" calcext:value-type="float">
            <text:p>-0.156913580246914</text:p>
          </table:table-cell>
          <table:table-cell table:style-name="ce19" table:formula="of:=MAX(ABS([.B35]);ABS([.C35]);ABS([.D35]))/MAX(ABS([.B29]);ABS([.C29]);ABS([.D29]))" office:value-type="float" office:value="0.12837441314554" calcext:value-type="float">
            <text:p>0.12837441314554</text:p>
          </table:table-cell>
          <table:table-cell table:number-columns-repeated="101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8" table:formula="of:=PRODUCT([.B30]-[.B29];-1)" office:value-type="float" office:value="0.232345679012345" calcext:value-type="float">
            <text:p>0.232345679012345</text:p>
          </table:table-cell>
          <table:table-cell table:style-name="ce8" table:formula="of:=PRODUCT([.C30]-[.C29];-1)" office:value-type="float" office:value="-0.155401234567901" calcext:value-type="float">
            <text:p>-0.155401234567901</text:p>
          </table:table-cell>
          <table:table-cell table:style-name="ce8" table:formula="of:=PRODUCT([.D30]-[.D29];-1)" office:value-type="float" office:value="-0.0671893004115227" calcext:value-type="float">
            <text:p>-0.067189300411523</text:p>
          </table:table-cell>
          <table:table-cell table:style-name="ce19" table:formula="of:=MAX(ABS([.B36]);ABS([.C36]);ABS([.D36]))/MAX(ABS([.B30]);ABS([.C30]);ABS([.D30]))" office:value-type="float" office:value="0.0382225110686868" calcext:value-type="float">
            <text:p>0.038222511068687</text:p>
          </table:table-cell>
          <table:table-cell table:number-columns-repeated="101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table:formula="of:=PRODUCT([.B31]-[.B30];-1)" office:value-type="float" office:value="0.0569300411522633" calcext:value-type="float">
            <text:p>0.056930041152263</text:p>
          </table:table-cell>
          <table:table-cell table:style-name="ce6" table:formula="of:=PRODUCT([.C31]-[.C30];-1)" office:value-type="float" office:value="-0.0452623456790122" calcext:value-type="float">
            <text:p>-0.045262345679012</text:p>
          </table:table-cell>
          <table:table-cell table:style-name="ce6" table:formula="of:=PRODUCT([.D31]-[.D30];-1)" office:value-type="float" office:value="-0.017420987654321" calcext:value-type="float">
            <text:p>-0.017420987654321</text:p>
          </table:table-cell>
          <table:table-cell table:style-name="ce20" table:formula="of:=MAX(ABS([.B37]);ABS([.C37]);ABS([.D37]))/MAX(ABS([.B31]);ABS([.C31]);ABS([.D31]))" office:value-type="float" office:value="0.00945393513045117" calcext:value-type="float">
            <text:p>0.00945393513045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6" office:value-type="string" calcext:value-type="string" table:number-columns-spanned="4" table:number-rows-spanned="1">
            <text:p>METODO DE GAUSS-SEIDEL</text:p>
          </table:table-cell>
          <table:covered-table-cell table:number-columns-repeated="2" table:style-name="ce9"/>
          <table:covered-table-cell table:style-name="ce10"/>
          <table:table-cell table:number-columns-repeated="1019"/>
        </table:table-row>
        <table:table-row table:style-name="ro1">
          <table:table-cell table:style-name="ce13" office:value-type="string" calcext:value-type="string">
            <text:p>k</text:p>
          </table:table-cell>
          <table:table-cell table:style-name="ce13" office:value-type="string" calcext:value-type="string">
            <text:p>Xk</text:p>
          </table:table-cell>
          <table:table-cell table:style-name="ce13" office:value-type="string" calcext:value-type="string">
            <text:p>Yk</text:p>
          </table:table-cell>
          <table:table-cell table:style-name="ce13" office:value-type="string" calcext:value-type="string">
            <text:p>Zk</text:p>
          </table:table-cell>
          <table:table-cell table:style-name="ce13" office:value-type="string" calcext:value-type="string">
            <text:p>Tk</text:p>
          </table:table-cell>
          <table:table-cell table:number-columns-repeated="1019"/>
        </table:table-row>
        <table:table-row table:style-name="ro1">
          <table:table-cell table:style-name="ce14" office:value-type="float" office:value="0" calcext:value-type="float">
            <text:p>0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7" table:formula="of:=(1+[.C41])/4" office:value-type="float" office:value="0.25" calcext:value-type="float">
            <text:p>0.25</text:p>
          </table:table-cell>
          <table:table-cell table:style-name="ce17" table:formula="of:=(1+[.B42]+[.D41])/4" office:value-type="float" office:value="0.3125" calcext:value-type="float">
            <text:p>0.3125</text:p>
          </table:table-cell>
          <table:table-cell table:style-name="ce17" table:formula="of:=(1+[.C42]+[.E41])/4" office:value-type="float" office:value="0.328125" calcext:value-type="float">
            <text:p>0.328125</text:p>
          </table:table-cell>
          <table:table-cell table:style-name="ce17" table:formula="of:=(1+[.D42])/4" office:value-type="float" office:value="0.33203125" calcext:value-type="float">
            <text:p>0.33203125</text:p>
          </table:table-cell>
          <table:table-cell table:number-columns-repeated="1019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7" table:formula="of:=(1+[.C42])/4" office:value-type="float" office:value="0.328125" calcext:value-type="float">
            <text:p>0.328125</text:p>
          </table:table-cell>
          <table:table-cell table:style-name="ce17" table:formula="of:=(1+[.B43]+[.D42])/4" office:value-type="float" office:value="0.4140625" calcext:value-type="float">
            <text:p>0.4140625</text:p>
          </table:table-cell>
          <table:table-cell table:style-name="ce17" table:formula="of:=(1+[.C43]+[.E42])/4" office:value-type="float" office:value="0.4365234375" calcext:value-type="float">
            <text:p>0.4365234375</text:p>
          </table:table-cell>
          <table:table-cell table:style-name="ce17" table:formula="of:=(1+[.D43])/4" office:value-type="float" office:value="0.359130859375" calcext:value-type="float">
            <text:p>0.359130859375</text:p>
          </table:table-cell>
          <table:table-cell table:number-columns-repeated="1019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7" table:formula="of:=(1+[.C43])/4" office:value-type="float" office:value="0.353515625" calcext:value-type="float">
            <text:p>0.353515625</text:p>
          </table:table-cell>
          <table:table-cell table:style-name="ce17" table:formula="of:=(1+[.B44]+[.D43])/4" office:value-type="float" office:value="0.447509765625" calcext:value-type="float">
            <text:p>0.447509765625</text:p>
          </table:table-cell>
          <table:table-cell table:style-name="ce17" table:formula="of:=(1+[.C44]+[.E43])/4" office:value-type="float" office:value="0.45166015625" calcext:value-type="float">
            <text:p>0.45166015625</text:p>
          </table:table-cell>
          <table:table-cell table:style-name="ce17" table:formula="of:=(1+[.D44])/4" office:value-type="float" office:value="0.3629150390625" calcext:value-type="float">
            <text:p>0.3629150390625</text:p>
          </table:table-cell>
          <table:table-cell table:number-columns-repeated="1019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7" table:formula="of:=(1+[.C44])/4" office:value-type="float" office:value="0.36187744140625" calcext:value-type="float">
            <text:p>0.36187744140625</text:p>
          </table:table-cell>
          <table:table-cell table:style-name="ce17" table:formula="of:=(1+[.B45]+[.D44])/4" office:value-type="float" office:value="0.453384399414063" calcext:value-type="float">
            <text:p>0.453384399414063</text:p>
          </table:table-cell>
          <table:table-cell table:style-name="ce17" table:formula="of:=(1+[.C45]+[.E44])/4" office:value-type="float" office:value="0.454074859619141" calcext:value-type="float">
            <text:p>0.454074859619141</text:p>
          </table:table-cell>
          <table:table-cell table:style-name="ce17" table:formula="of:=(1+[.D45])/4" office:value-type="float" office:value="0.363518714904785" calcext:value-type="float">
            <text:p>0.36351871490478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5" table:number-rows-spanned="1">
            <text:p>VALOR APROXIMADO</text:p>
          </table:table-cell>
          <table:covered-table-cell table:number-columns-repeated="3" table:style-name="ce9"/>
          <table:covered-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dx</text:p>
          </table:table-cell>
          <table:table-cell table:style-name="ce2" office:value-type="string" calcext:value-type="string">
            <text:p>dy</text:p>
          </table:table-cell>
          <table:table-cell table:style-name="ce2" office:value-type="string" calcext:value-type="string">
            <text:p>dz</text:p>
          </table:table-cell>
          <table:table-cell table:style-name="ce2" office:value-type="string" calcext:value-type="string">
            <text:p>E=0,05</text:p>
          </table:table-cell>
          <table:table-cell table:number-columns-repeated="101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8" table:formula="of:=PRODUCT([.B42]-[.B41];-1)" office:value-type="float" office:value="-0.25" calcext:value-type="float">
            <text:p>-0.25</text:p>
          </table:table-cell>
          <table:table-cell table:style-name="ce8" table:formula="of:=PRODUCT([.C42]-[.C41];-1)" office:value-type="float" office:value="-0.3125" calcext:value-type="float">
            <text:p>-0.3125</text:p>
          </table:table-cell>
          <table:table-cell table:style-name="ce8" table:formula="of:=PRODUCT([.D42]-[.D41];-1)" office:value-type="float" office:value="-0.328125" calcext:value-type="float">
            <text:p>-0.328125</text:p>
          </table:table-cell>
          <table:table-cell table:style-name="ce19" table:formula="of:=MAX(ABS([.B48]);ABS([.C48]);ABS([.D48]))/MAX(ABS([.B42]);ABS([.C42]);ABS([.D42])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8" table:formula="of:=PRODUCT([.B43]-[.B42];-1)" office:value-type="float" office:value="-0.078125" calcext:value-type="float">
            <text:p>-0.078125</text:p>
          </table:table-cell>
          <table:table-cell table:style-name="ce8" table:formula="of:=PRODUCT([.C43]-[.C42];-1)" office:value-type="float" office:value="-0.1015625" calcext:value-type="float">
            <text:p>-0.1015625</text:p>
          </table:table-cell>
          <table:table-cell table:style-name="ce8" table:formula="of:=PRODUCT([.D43]-[.D42];-1)" office:value-type="float" office:value="-0.1083984375" calcext:value-type="float">
            <text:p>-0.1083984375</text:p>
          </table:table-cell>
          <table:table-cell table:style-name="ce19" table:formula="of:=MAX(ABS([.B49]);ABS([.C49]);ABS([.D49]))/MAX(ABS([.B43]);ABS([.C43]);ABS([.D43]))" office:value-type="float" office:value="0.248322147651007" calcext:value-type="float">
            <text:p>0.248322147651007</text:p>
          </table:table-cell>
          <table:table-cell table:number-columns-repeated="101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8" table:formula="of:=PRODUCT([.B44]-[.B43];-1)" office:value-type="float" office:value="-0.025390625" calcext:value-type="float">
            <text:p>-0.025390625</text:p>
          </table:table-cell>
          <table:table-cell table:style-name="ce8" table:formula="of:=PRODUCT([.C44]-[.C43];-1)" office:value-type="float" office:value="-0.033447265625" calcext:value-type="float">
            <text:p>-0.033447265625</text:p>
          </table:table-cell>
          <table:table-cell table:style-name="ce8" table:formula="of:=PRODUCT([.D44]-[.D43];-1)" office:value-type="float" office:value="-0.01513671875" calcext:value-type="float">
            <text:p>-0.01513671875</text:p>
          </table:table-cell>
          <table:table-cell table:style-name="ce19" table:formula="of:=MAX(ABS([.B50]);ABS([.C50]);ABS([.D50]))/MAX(ABS([.B44]);ABS([.C44]);ABS([.D44]))" office:value-type="float" office:value="0.0740540540540541" calcext:value-type="float">
            <text:p>0.074054054054054</text:p>
          </table:table-cell>
          <table:table-cell table:number-columns-repeated="101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table:formula="of:=PRODUCT([.B45]-[.B44];-1)" office:value-type="float" office:value="-0.00836181640625" calcext:value-type="float">
            <text:p>-0.00836181640625</text:p>
          </table:table-cell>
          <table:table-cell table:style-name="ce6" table:formula="of:=PRODUCT([.C45]-[.C44];-1)" office:value-type="float" office:value="-0.0058746337890625" calcext:value-type="float">
            <text:p>-0.005874633789063</text:p>
          </table:table-cell>
          <table:table-cell table:style-name="ce6" table:formula="of:=PRODUCT([.D45]-[.D44];-1)" office:value-type="float" office:value="-0.00241470336914062" calcext:value-type="float">
            <text:p>-0.002414703369141</text:p>
          </table:table-cell>
          <table:table-cell table:style-name="ce20" table:formula="of:=MAX(ABS([.B51]);ABS([.C51]);ABS([.D51]))/MAX(ABS([.B45]);ABS([.C45]);ABS([.D45]))" office:value-type="float" office:value="0.0184150613695362" calcext:value-type="float">
            <text:p>0.018415061369536</text:p>
          </table:table-cell>
          <table:table-cell table:number-columns-repeated="1019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mfortaa" svg:font-family="Comforta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ercicio1" style:display-name="PageStyle_Exercici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rcicio2" style:display-name="PageStyle_Exercicio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14" meta:object-count="0"/>
    <meta:generator>LibreOfficeDev/6.0.5.2$Linux_X86_64 LibreOffice_project/</meta:generator>
  </office:meta>
</office:document-meta>
</file>